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cc0000" draw:marker-start-width="0.438cm" draw:marker-end-width="0.438cm" draw:fill-color="#cc0000" draw:textarea-horizontal-align="justify" draw:textarea-vertical-align="middle" draw:auto-grow-height="false" fo:min-height="0.458cm" fo:min-width="0.208cm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svg:stroke-color="#00a933" draw:marker-start-width="0.438cm" draw:marker-end-width="0.438cm" draw:fill-color="#00a933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058cm" fo:min-width="0.808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273cm" fo:padding-top="0.178cm" fo:padding-bottom="0.178cm" fo:padding-left="0.303cm" fo:padding-right="0.303cm"/>
    </style:style>
    <style:style style:name="P1" style:family="paragraph">
      <loext:graphic-properties draw:fill-color="#cc0000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.4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2cm" svg:height="2cm" svg:x="1.7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6cm" svg:height="0.4cm" svg:x="2.082cm" svg:y="4.00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1.003cm" svg:height="0.4cm" draw:transform="skewX (0.00506145483078356) rotate (-1.55578649522775) translate (2.885cm 3.3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8:53:33.862043586</meta:creation-date>
    <dc:date>2020-08-02T20:57:56.304223907</dc:date>
    <meta:editing-duration>PT1H44M2S</meta:editing-duration>
    <meta:editing-cycles>2</meta:editing-cycles>
    <meta:generator>LibreOffice/6.4.5.2$Linux_X86_64 LibreOffice_project/40$Build-2</meta:generator>
    <meta:document-statistic meta:object-count="6"/>
  </office:meta>
</office:document-meta>
</file>